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FAB58A99FA.png" manifest:media-type="image/png"/>
  <manifest:file-entry manifest:full-path="Pictures/10000201000000C8000000C5F7D108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99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>
      <style:graphic-properties svg:stroke-color="#ffffff" draw:fill="solid" draw:fill-color="#ffff99" draw:textarea-horizontal-align="justify" draw:textarea-vertical-align="middle" draw:auto-grow-height="false"/>
    </style:style>
    <style:style style:name="gr5" style:family="graphic">
      <style:graphic-properties svg:stroke-color="#ffffff" draw:fill="solid" draw:fill-color="#99cc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svg:stroke-width="0.152cm" svg:stroke-color="#ffffff" draw:marker-start-width="0.427cm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ffffff" draw:fill="solid" draw:fill-color="#cc9900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="solid" draw:fill-color="#99cc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36pt"/>
    </style:style>
    <style:style style:name="P4" style:family="paragraph">
      <style:paragraph-properties fo:text-align="center"/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Courier New1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5.078cm" svg:height="5.005cm" svg:x="4.97cm" svg:y="7.622cm">
          <draw:image xlink:href="Pictures/10000201000000C8000000C5F7D10812.png" xlink:type="simple" xlink:show="embed" xlink:actuate="onLoad">
            <text:p/>
          </draw:image>
        </draw:frame>
        <draw:frame draw:style-name="gr1" draw:text-style-name="P1" draw:layer="layout" svg:width="5.078cm" svg:height="5.081cm" svg:x="18.004cm" svg:y="7.622cm">
          <draw:image xlink:href="Pictures/10000201000000FA000000FAB58A99FA.png" xlink:type="simple" xlink:show="embed" xlink:actuate="onLoad">
            <text:p/>
          </draw:image>
        </draw:frame>
        <draw:custom-shape draw:style-name="gr2" draw:text-style-name="P1" draw:layer="layout" svg:width="6.756cm" svg:height="1.008cm" svg:x="10.81cm" svg:y="7.3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078cm" svg:height="5.005cm" svg:x="4.97cm" svg:y="7.622cm">
          <draw:image xlink:href="Pictures/10000201000000C8000000C5F7D10812.png" xlink:type="simple" xlink:show="embed" xlink:actuate="onLoad">
            <text:p/>
          </draw:image>
        </draw:frame>
        <draw:frame draw:style-name="gr1" draw:text-style-name="P1" draw:layer="layout" svg:width="5.078cm" svg:height="5.081cm" svg:x="18.004cm" svg:y="7.622cm">
          <draw:image xlink:href="Pictures/10000201000000FA000000FAB58A99FA.png" xlink:type="simple" xlink:show="embed" xlink:actuate="onLoad">
            <text:p/>
          </draw:image>
        </draw:frame>
        <draw:custom-shape draw:style-name="gr4" draw:text-style-name="P1" draw:layer="Layout" svg:width="6.756cm" svg:height="1.008cm" svg:x="10.81cm" svg:y="7.3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6.602cm" svg:height="5.336cm" svg:x="10.502cm" svg:y="8.38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5.078cm" svg:height="5.005cm" svg:x="4.97cm" svg:y="7.622cm">
          <draw:image xlink:href="Pictures/10000201000000C8000000C5F7D10812.png" xlink:type="simple" xlink:show="embed" xlink:actuate="onLoad">
            <text:p/>
          </draw:image>
        </draw:frame>
        <draw:frame draw:style-name="gr1" draw:text-style-name="P1" draw:layer="layout" svg:width="5.078cm" svg:height="5.081cm" svg:x="18.004cm" svg:y="7.622cm">
          <draw:image xlink:href="Pictures/10000201000000FA000000FAB58A99FA.png" xlink:type="simple" xlink:show="embed" xlink:actuate="onLoad">
            <text:p/>
          </draw:image>
        </draw:frame>
        <draw:custom-shape draw:style-name="gr4" draw:text-style-name="P1" draw:layer="Layout" svg:width="6.756cm" svg:height="1.008cm" svg:x="10.81cm" svg:y="7.3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6.602cm" svg:height="5.336cm" svg:x="10.502cm" svg:y="8.38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1" draw:layer="layout" svg:x1="10.194cm" svg:y1="4.211cm" svg:x2="10.194cm" svg:y2="15.644cm">
          <text:p/>
        </draw:line>
        <draw:line draw:style-name="gr6" draw:text-style-name="P1" draw:layer="layout" svg:x1="17.766cm" svg:y1="4.165cm" svg:x2="17.766cm" svg:y2="15.598cm">
          <text:p/>
        </draw:line>
        <draw:frame draw:style-name="gr7" draw:text-style-name="P4" draw:layer="layout" svg:width="6.094cm" svg:height="1.695cm" svg:x="10.91cm" svg:y="4.065cm">
          <draw:text-box>
            <text:p text:style-name="P3"><text:span text:style-name="T1">Net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5.078cm" svg:height="5.005cm" svg:x="4.97cm" svg:y="7.622cm">
          <draw:image xlink:href="Pictures/10000201000000C8000000C5F7D10812.png" xlink:type="simple" xlink:show="embed" xlink:actuate="onLoad">
            <text:p/>
          </draw:image>
        </draw:frame>
        <draw:frame draw:style-name="gr1" draw:text-style-name="P1" draw:layer="layout" svg:width="5.078cm" svg:height="5.081cm" svg:x="18.004cm" svg:y="7.622cm">
          <draw:image xlink:href="Pictures/10000201000000FA000000FAB58A99FA.png" xlink:type="simple" xlink:show="embed" xlink:actuate="onLoad">
            <text:p/>
          </draw:image>
        </draw:frame>
        <draw:custom-shape draw:style-name="gr8" draw:text-style-name="P1" draw:layer="layout" svg:width="6.756cm" svg:height="1.008cm" svg:x="10.81cm" svg:y="7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6.602cm" svg:height="3.557cm" svg:x="10.502cm" svg:y="8.68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6.756cm" svg:height="1.008cm" svg:x="10.811cm" svg:y="7.6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6.756cm" svg:height="1.008cm" svg:x="10.864cm" svg:y="12.7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6.602cm" svg:height="3.557cm" svg:x="10.556cm" svg:y="13.75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6.756cm" svg:height="1.008cm" svg:x="10.865cm" svg:y="12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6.756cm" svg:height="1.008cm" svg:x="10.71cm" svg:y="2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6.602cm" svg:height="3.557cm" svg:x="10.402cm" svg:y="3.903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6.756cm" svg:height="1.008cm" svg:x="10.711cm" svg:y="2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1" draw:layer="layout" svg:x1="10.194cm" svg:y1="4.211cm" svg:x2="10.194cm" svg:y2="15.644cm">
          <text:p/>
        </draw:line>
        <draw:line draw:style-name="gr6" draw:text-style-name="P1" draw:layer="layout" svg:x1="17.766cm" svg:y1="4.165cm" svg:x2="17.766cm" svg:y2="15.598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4:07:42.457403329</meta:creation-date>
    <dc:date>2015-10-08T14:33:16.493973652</dc:date>
    <meta:editing-duration>PT5M3S</meta:editing-duration>
    <meta:editing-cycles>4</meta:editing-cycles>
    <meta:generator>LibreOffice/4.2.8.2$Linux_X86_64 LibreOffice_project/420m0$Build-2</meta:generator>
    <meta:document-statistic meta:object-count="56"/>
  </office:meta>
</office:document-meta>
</file>